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17in"/>
    </style:style>
    <style:style style:name="co3" style:family="table-column">
      <style:table-column-properties fo:break-before="auto" style:column-width="1.478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Offensive Weaponry</text:p>
          </table:table-cell>
          <table:table-cell table:number-columns-repeated="3"/>
          <table:table-cell office:value-type="string">
            <text:p>wd</text:p>
          </table:table-cell>
          <table:table-cell office:value-type="string">
            <text:p>type</text:p>
          </table:table-cell>
          <table:table-cell office:value-type="string">
            <text:p>tags</text:p>
          </table:table-cell>
          <table:table-cell office:value-type="string">
            <text:p>special</text:p>
          </table:table-cell>
        </table:table-row>
        <table:table-row table:style-name="ro1">
          <table:table-cell/>
          <table:table-cell office:value-type="string">
            <text:p>Melee (Mundane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is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teor Gauntlet</text:p>
          </table:table-cell>
          <table:table-cell office:value-type="string">
            <text:p>d6</text:p>
          </table:table-cell>
          <table:table-cell office:value-type="string">
            <text:p>bludgeoning</text:p>
          </table:table-cell>
          <table:table-cell/>
          <table:table-cell office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>
            <text:p>Spike Dusters</text:p>
          </table:table-cell>
          <table:table-cell office:value-type="string">
            <text:p>d6</text:p>
          </table:table-cell>
          <table:table-cell office:value-type="string">
            <text:p>piercing</text:p>
          </table:table-cell>
          <table:table-cell office:value-type="string">
            <text:p>light</text:p>
          </table:table-cell>
          <table:table-cell office:value-type="string">
            <text:p>pummel</text:p>
          </table:table-cell>
        </table:table-row>
        <table:table-row table:style-name="ro1">
          <table:table-cell table:number-columns-repeated="3"/>
          <table:table-cell office:value-type="string">
            <text:p>Push Dagger</text:p>
          </table:table-cell>
          <table:table-cell office:value-type="string">
            <text:p>d4+1</text:p>
          </table:table-cell>
          <table:table-cell office:value-type="string">
            <text:p>piercing</text:p>
          </table:table-cell>
          <table:table-cell office:value-type="string">
            <text:p>light</text:p>
          </table:table-cell>
          <table:table-cell office:value-type="string">
            <text:p>pummel</text:p>
          </table:table-cell>
        </table:table-row>
        <table:table-row table:style-name="ro1">
          <table:table-cell table:number-columns-repeated="2"/>
          <table:table-cell office:value-type="string">
            <text:p>Blad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imitar</text:p>
          </table:table-cell>
          <table:table-cell office:value-type="string">
            <text:p>d8</text:p>
          </table:table-cell>
          <table:table-cell office:value-type="string">
            <text:p>slashing</text:p>
          </table:table-cell>
          <table:table-cell office:value-type="string">
            <text:p>light, quick</text:p>
          </table:table-cell>
          <table:table-cell office:value-type="string">
            <text:p>en-route</text:p>
          </table:table-cell>
        </table:table-row>
        <table:table-row table:style-name="ro1">
          <table:table-cell table:number-columns-repeated="3"/>
          <table:table-cell office:value-type="string">
            <text:p>Shortsword</text:p>
          </table:table-cell>
          <table:table-cell office:value-type="string">
            <text:p>d8</text:p>
          </table:table-cell>
          <table:table-cell office:value-type="string">
            <text:p>slashing</text:p>
          </table:table-cell>
          <table:table-cell office:value-type="string">
            <text:p>quick</text:p>
          </table:table-cell>
          <table:table-cell office:value-type="string">
            <text:p>pin</text:p>
          </table:table-cell>
        </table:table-row>
        <table:table-row table:style-name="ro1">
          <table:table-cell table:number-columns-repeated="3"/>
          <table:table-cell office:value-type="string">
            <text:p>Longsword</text:p>
          </table:table-cell>
          <table:table-cell office:value-type="string">
            <text:p>d10</text:p>
          </table:table-cell>
          <table:table-cell office:value-type="string">
            <text:p>slashing</text:p>
          </table:table-cell>
          <table:table-cell office:value-type="string">
            <text:p>versatile</text:p>
          </table:table-cell>
          <table:table-cell office:value-type="string">
            <text:p>charge</text:p>
          </table:table-cell>
        </table:table-row>
        <table:table-row table:style-name="ro1">
          <table:table-cell table:number-columns-repeated="3"/>
          <table:table-cell office:value-type="string">
            <text:p>Greatsword</text:p>
          </table:table-cell>
          <table:table-cell office:value-type="string">
            <text:p>2d6</text:p>
          </table:table-cell>
          <table:table-cell office:value-type="string">
            <text:p>slashing</text:p>
          </table:table-cell>
          <table:table-cell office:value-type="string">
            <text:p>heavy</text:p>
          </table:table-cell>
          <table:table-cell office:value-type="string">
            <text:p>sunder</text:p>
          </table:table-cell>
        </table:table-row>
        <table:table-row table:style-name="ro1">
          <table:table-cell table:number-columns-repeated="3"/>
          <table:table-cell office:value-type="string">
            <text:p>Machete</text:p>
          </table:table-cell>
          <table:table-cell office:value-type="string">
            <text:p>d6</text:p>
          </table:table-cell>
          <table:table-cell office:value-type="string">
            <text:p>slashing</text:p>
          </table:table-cell>
          <table:table-cell office:value-type="string">
            <text:p>light</text:p>
          </table:table-cell>
          <table:table-cell office:value-type="string">
            <text:p>amputate</text:p>
          </table:table-cell>
        </table:table-row>
        <table:table-row table:style-name="ro1">
          <table:table-cell table:number-columns-repeated="3"/>
          <table:table-cell office:value-type="string">
            <text:p>Handaxe</text:p>
          </table:table-cell>
          <table:table-cell office:value-type="string">
            <text:p>d4</text:p>
          </table:table-cell>
          <table:table-cell office:value-type="string">
            <text:p>slashing</text:p>
          </table:table-cell>
          <table:table-cell office:value-type="string">
            <text:p>light</text:p>
          </table:table-cell>
          <table:table-cell office:value-type="string">
            <text:p>amputate</text:p>
          </table:table-cell>
        </table:table-row>
        <table:table-row table:style-name="ro1">
          <table:table-cell table:number-columns-repeated="3"/>
          <table:table-cell office:value-type="string">
            <text:p>Battleaxe</text:p>
          </table:table-cell>
          <table:table-cell office:value-type="string">
            <text:p>d8</text:p>
          </table:table-cell>
          <table:table-cell office:value-type="string">
            <text:p>slashing</text:p>
          </table:table-cell>
          <table:table-cell office:value-type="string">
            <text:p>versatile</text:p>
          </table:table-cell>
          <table:table-cell office:value-type="string">
            <text:p>amputate</text:p>
          </table:table-cell>
        </table:table-row>
        <table:table-row table:style-name="ro1">
          <table:table-cell table:number-columns-repeated="3"/>
          <table:table-cell office:value-type="string">
            <text:p>Greataxe</text:p>
          </table:table-cell>
          <table:table-cell office:value-type="string">
            <text:p>d12</text:p>
          </table:table-cell>
          <table:table-cell office:value-type="string">
            <text:p>slashing</text:p>
          </table:table-cell>
          <table:table-cell office:value-type="string">
            <text:p>heavy, unwieldy</text:p>
          </table:table-cell>
          <table:table-cell office:value-type="string">
            <text:p>amputate</text:p>
          </table:table-cell>
        </table:table-row>
        <table:table-row table:style-name="ro1">
          <table:table-cell table:number-columns-repeated="3"/>
          <table:table-cell office:value-type="string">
            <text:p>Spear</text:p>
          </table:table-cell>
          <table:table-cell office:value-type="string">
            <text:p>d8</text:p>
          </table:table-cell>
          <table:table-cell office:value-type="string">
            <text:p>piercing</text:p>
          </table:table-cell>
          <table:table-cell office:value-type="string">
            <text:p>long</text:p>
          </table:table-cell>
          <table:table-cell office:value-type="string">
            <text:p>pin</text:p>
          </table:table-cell>
        </table:table-row>
        <table:table-row table:style-name="ro1">
          <table:table-cell table:number-columns-repeated="3"/>
          <table:table-cell office:value-type="string">
            <text:p>Polyfork</text:p>
          </table:table-cell>
          <table:table-cell office:value-type="string">
            <text:p>d10</text:p>
          </table:table-cell>
          <table:table-cell office:value-type="string">
            <text:p>piercing</text:p>
          </table:table-cell>
          <table:table-cell office:value-type="string">
            <text:p>long, unwieldy</text:p>
          </table:table-cell>
          <table:table-cell office:value-type="string">
            <text:p>pin</text:p>
          </table:table-cell>
        </table:table-row>
        <table:table-row table:style-name="ro1">
          <table:table-cell table:number-columns-repeated="3"/>
          <table:table-cell office:value-type="string">
            <text:p>Halberd</text:p>
          </table:table-cell>
          <table:table-cell office:value-type="string">
            <text:p>d10</text:p>
          </table:table-cell>
          <table:table-cell office:value-type="string">
            <text:p>slashing</text:p>
          </table:table-cell>
          <table:table-cell office:value-type="string">
            <text:p>long, heavy, unwieldy</text:p>
          </table:table-cell>
          <table:table-cell office:value-type="string">
            <text:p>sweep</text:p>
          </table:table-cell>
        </table:table-row>
        <table:table-row table:style-name="ro1">
          <table:table-cell table:number-columns-repeated="3"/>
          <table:table-cell office:value-type="string">
            <text:p>Warscythe</text:p>
          </table:table-cell>
          <table:table-cell office:value-type="string">
            <text:p>d6</text:p>
          </table:table-cell>
          <table:table-cell office:value-type="string">
            <text:p>slashing</text:p>
          </table:table-cell>
          <table:table-cell office:value-type="string">
            <text:p>long, unwieldy</text:p>
          </table:table-cell>
          <table:table-cell office:value-type="string">
            <text:p>sweep</text:p>
          </table:table-cell>
        </table:table-row>
        <table:table-row table:style-name="ro1">
          <table:table-cell table:number-columns-repeated="2"/>
          <table:table-cell office:value-type="string">
            <text:p>Blun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lub</text:p>
          </table:table-cell>
          <table:table-cell office:value-type="string">
            <text:p>d4</text:p>
          </table:table-cell>
          <table:table-cell office:value-type="string">
            <text:p>bludgeoning</text:p>
          </table:table-cell>
          <table:table-cell office:value-type="string">
            <text:p>versatile</text:p>
          </table:table-cell>
          <table:table-cell office:value-type="string">
            <text:p>cross-lock grab</text:p>
          </table:table-cell>
        </table:table-row>
        <table:table-row table:style-name="ro1">
          <table:table-cell table:number-columns-repeated="3"/>
          <table:table-cell office:value-type="string">
            <text:p>Staff</text:p>
          </table:table-cell>
          <table:table-cell office:value-type="string">
            <text:p>d6</text:p>
          </table:table-cell>
          <table:table-cell office:value-type="string">
            <text:p>bludgeoning</text:p>
          </table:table-cell>
          <table:table-cell office:value-type="string">
            <text:p>long</text:p>
          </table:table-cell>
          <table:table-cell office:value-type="string">
            <text:p>cross-lock grab</text:p>
          </table:table-cell>
        </table:table-row>
        <table:table-row table:style-name="ro1">
          <table:table-cell table:number-columns-repeated="3"/>
          <table:table-cell office:value-type="string">
            <text:p>Mace</text:p>
          </table:table-cell>
          <table:table-cell office:value-type="string">
            <text:p>d8</text:p>
          </table:table-cell>
          <table:table-cell office:value-type="string">
            <text:p>bludgeoning</text:p>
          </table:table-cell>
          <table:table-cell/>
          <table:table-cell office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>
            <text:p>Flail</text:p>
          </table:table-cell>
          <table:table-cell office:value-type="string">
            <text:p>d8</text:p>
          </table:table-cell>
          <table:table-cell office:value-type="string">
            <text:p>bludgeoning</text:p>
          </table:table-cell>
          <table:table-cell office:value-type="string">
            <text:p>flexible</text:p>
          </table:table-cell>
          <table:table-cell office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>
            <text:p>Warhammer</text:p>
          </table:table-cell>
          <table:table-cell office:value-type="string">
            <text:p>d8</text:p>
          </table:table-cell>
          <table:table-cell office:value-type="string">
            <text:p>bludgeoning</text:p>
          </table:table-cell>
          <table:table-cell office:value-type="string">
            <text:p>versatile</text:p>
          </table:table-cell>
          <table:table-cell office:value-type="string">
            <text:p>bash</text:p>
          </table:table-cell>
        </table:table-row>
        <table:table-row table:style-name="ro1">
          <table:table-cell table:number-columns-repeated="2"/>
          <table:table-cell office:value-type="string">
            <text:p>Whi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ullwhip / Traditional</text:p>
          </table:table-cell>
          <table:table-cell office:value-type="string">
            <text:p>d6</text:p>
          </table:table-cell>
          <table:table-cell office:value-type="string">
            <text:p>force</text:p>
          </table:table-cell>
          <table:table-cell office:value-type="string">
            <text:p>long, flexible</text:p>
          </table:table-cell>
          <table:table-cell office:value-type="string">
            <text:p>wrap</text:p>
          </table:table-cell>
        </table:table-row>
        <table:table-row table:style-name="ro1">
          <table:table-cell table:number-columns-repeated="3"/>
          <table:table-cell office:value-type="string">
            <text:p>Cat-o-nines</text:p>
          </table:table-cell>
          <table:table-cell office:value-type="string">
            <text:p>d8</text:p>
          </table:table-cell>
          <table:table-cell office:value-type="string">
            <text:p>slashing</text:p>
          </table:table-cell>
          <table:table-cell office:value-type="string">
            <text:p>flexible</text:p>
          </table:table-cell>
          <table:table-cell office:value-type="string">
            <text:p>sweep</text:p>
          </table:table-cell>
        </table:table-row>
        <table:table-row table:style-name="ro1">
          <table:table-cell table:number-columns-repeated="3"/>
          <table:table-cell office:value-type="string">
            <text:p>Whipstaff</text:p>
          </table:table-cell>
          <table:table-cell office:value-type="string">
            <text:p>d6</text:p>
          </table:table-cell>
          <table:table-cell office:value-type="string">
            <text:p>force</text:p>
          </table:table-cell>
          <table:table-cell office:value-type="string">
            <text:p>long</text:p>
          </table:table-cell>
          <table:table-cell office:value-type="string">
            <text:p>cross-lock grab</text:p>
          </table:table-cell>
        </table:table-row>
        <table:table-row table:style-name="ro1">
          <table:table-cell/>
          <table:table-cell office:value-type="string">
            <text:p>Ranged (Mundane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hrow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unai</text:p>
          </table:table-cell>
          <table:table-cell office:value-type="string">
            <text:p>d4</text:p>
          </table:table-cell>
          <table:table-cell office:value-type="string">
            <text:p>piercing</text:p>
          </table:table-cell>
          <table:table-cell office:value-type="string">
            <text:p>light, quick</text:p>
          </table:table-cell>
          <table:table-cell office:value-type="string">
            <text:p>pin</text:p>
          </table:table-cell>
        </table:table-row>
        <table:table-row table:style-name="ro1">
          <table:table-cell table:number-columns-repeated="3"/>
          <table:table-cell office:value-type="string">
            <text:p>Shuriken</text:p>
          </table:table-cell>
          <table:table-cell office:value-type="string">
            <text:p>d4</text:p>
          </table:table-cell>
          <table:table-cell office:value-type="string">
            <text:p>piercing</text:p>
          </table:table-cell>
          <table:table-cell office:value-type="string">
            <text:p>thrown, light, quick</text:p>
          </table:table-cell>
          <table:table-cell office:value-type="string">
            <text:p>pin</text:p>
          </table:table-cell>
        </table:table-row>
        <table:table-row table:style-name="ro1">
          <table:table-cell table:number-columns-repeated="3"/>
          <table:table-cell office:value-type="string">
            <text:p>Throwing Dart</text:p>
          </table:table-cell>
          <table:table-cell office:value-type="string">
            <text:p>d4</text:p>
          </table:table-cell>
          <table:table-cell office:value-type="string">
            <text:p>piercing</text:p>
          </table:table-cell>
          <table:table-cell office:value-type="string">
            <text:p>thrown, light, quick</text:p>
          </table:table-cell>
          <table:table-cell office:value-type="string">
            <text:p>pin</text:p>
          </table:table-cell>
        </table:table-row>
        <table:table-row table:style-name="ro1">
          <table:table-cell table:number-columns-repeated="3"/>
          <table:table-cell office:value-type="string">
            <text:p>Throwing Axe</text:p>
          </table:table-cell>
          <table:table-cell office:value-type="string">
            <text:p>d6</text:p>
          </table:table-cell>
          <table:table-cell office:value-type="string">
            <text:p>slashing</text:p>
          </table:table-cell>
          <table:table-cell office:value-type="string">
            <text:p>thrown, ligh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rowing Knife</text:p>
          </table:table-cell>
          <table:table-cell office:value-type="string">
            <text:p>d4</text:p>
          </table:table-cell>
          <table:table-cell office:value-type="string">
            <text:p>piercing</text:p>
          </table:table-cell>
          <table:table-cell office:value-type="string">
            <text:p>thrown, light, quick</text:p>
          </table:table-cell>
          <table:table-cell office:value-type="string">
            <text:p>pin</text:p>
          </table:table-cell>
        </table:table-row>
        <table:table-row table:style-name="ro1">
          <table:table-cell table:number-columns-repeated="3"/>
          <table:table-cell office:value-type="string">
            <text:p>Bolas</text:p>
          </table:table-cell>
          <table:table-cell/>
          <table:table-cell office:value-type="string">
            <text:p>bludgeoning</text:p>
          </table:table-cell>
          <table:table-cell office:value-type="string">
            <text:p>thrown, light, flexible</text:p>
          </table:table-cell>
          <table:table-cell office:value-type="string">
            <text:p>wrap</text:p>
          </table:table-cell>
        </table:table-row>
        <table:table-row table:style-name="ro1">
          <table:table-cell table:number-columns-repeated="3"/>
          <table:table-cell office:value-type="string">
            <text:p>Boomerang</text:p>
          </table:table-cell>
          <table:table-cell office:value-type="string">
            <text:p>d8</text:p>
          </table:table-cell>
          <table:table-cell office:value-type="string">
            <text:p>bludgeoning</text:p>
          </table:table-cell>
          <table:table-cell office:value-type="string">
            <text:p>thrown</text:p>
          </table:table-cell>
          <table:table-cell office:value-type="string">
            <text:p>return</text:p>
          </table:table-cell>
        </table:table-row>
        <table:table-row table:style-name="ro1">
          <table:table-cell table:number-columns-repeated="2"/>
          <table:table-cell office:value-type="string">
            <text:p>Bow / Launc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ongbow</text:p>
          </table:table-cell>
          <table:table-cell office:value-type="string">
            <text:p>d8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pointtack</text:p>
          </table:table-cell>
        </table:table-row>
        <table:table-row table:style-name="ro1">
          <table:table-cell table:number-columns-repeated="3"/>
          <table:table-cell office:value-type="string">
            <text:p>Shortbow</text:p>
          </table:table-cell>
          <table:table-cell office:value-type="string">
            <text:p>d6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cross-lock grab</text:p>
          </table:table-cell>
        </table:table-row>
        <table:table-row table:style-name="ro1">
          <table:table-cell table:number-columns-repeated="3"/>
          <table:table-cell office:value-type="string">
            <text:p>Greatbow</text:p>
          </table:table-cell>
          <table:table-cell office:value-type="string">
            <text:p>d10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sunder</text:p>
          </table:table-cell>
        </table:table-row>
        <table:table-row table:style-name="ro1">
          <table:table-cell table:number-columns-repeated="3"/>
          <table:table-cell office:value-type="string">
            <text:p>Recurve Bow</text:p>
          </table:table-cell>
          <table:table-cell office:value-type="string">
            <text:p>d8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cross-lock grab</text:p>
          </table:table-cell>
        </table:table-row>
        <table:table-row table:style-name="ro1">
          <table:table-cell table:number-columns-repeated="3"/>
          <table:table-cell office:value-type="string">
            <text:p>Pistol Crossbow</text:p>
          </table:table-cell>
          <table:table-cell office:value-type="string">
            <text:p>d6</text:p>
          </table:table-cell>
          <table:table-cell office:value-type="string">
            <text:p>piercing</text:p>
          </table:table-cell>
          <table:table-cell office:value-type="string">
            <text:p>ranged, loading</text:p>
          </table:table-cell>
          <table:table-cell office:value-type="string">
            <text:p>pin</text:p>
          </table:table-cell>
        </table:table-row>
        <table:table-row table:style-name="ro1">
          <table:table-cell table:number-columns-repeated="3"/>
          <table:table-cell office:value-type="string">
            <text:p>Crossbow</text:p>
          </table:table-cell>
          <table:table-cell office:value-type="string">
            <text:p>d8</text:p>
          </table:table-cell>
          <table:table-cell office:value-type="string">
            <text:p>piercing</text:p>
          </table:table-cell>
          <table:table-cell office:value-type="string">
            <text:p>ranged, loading</text:p>
          </table:table-cell>
          <table:table-cell office:value-type="string">
            <text:p>pointtack</text:p>
          </table:table-cell>
        </table:table-row>
        <table:table-row table:style-name="ro1">
          <table:table-cell table:number-columns-repeated="3"/>
          <table:table-cell office:value-type="string">
            <text:p>Heavy Crossbow</text:p>
          </table:table-cell>
          <table:table-cell office:value-type="string">
            <text:p>d10</text:p>
          </table:table-cell>
          <table:table-cell office:value-type="string">
            <text:p>piercing</text:p>
          </table:table-cell>
          <table:table-cell office:value-type="string">
            <text:p>ranged, loading</text:p>
          </table:table-cell>
          <table:table-cell office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>
            <text:p>Repeating Crossbow</text:p>
          </table:table-cell>
          <table:table-cell office:value-type="string">
            <text:p>d6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>
            <text:p>Pellet Crossbow</text:p>
          </table:table-cell>
          <table:table-cell office:value-type="string">
            <text:p>d4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pointtack</text:p>
          </table:table-cell>
        </table:table-row>
        <table:table-row table:style-name="ro1">
          <table:table-cell table:number-columns-repeated="3"/>
          <table:table-cell office:value-type="string">
            <text:p>Staffsling</text:p>
          </table:table-cell>
          <table:table-cell office:value-type="string">
            <text:p>d6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cross-lock grab</text:p>
          </table:table-cell>
        </table:table-row>
        <table:table-row table:style-name="ro1">
          <table:table-cell table:number-columns-repeated="2"/>
          <table:table-cell office:value-type="string">
            <text:p>Cord-bas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teor Hammer</text:p>
          </table:table-cell>
          <table:table-cell office:value-type="string">
            <text:p>d8</text:p>
          </table:table-cell>
          <table:table-cell office:value-type="string">
            <text:p>bludgeoning</text:p>
          </table:table-cell>
          <table:table-cell office:value-type="string">
            <text:p>flexible</text:p>
          </table:table-cell>
          <table:table-cell office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>
            <text:p>Flying Claw</text:p>
          </table:table-cell>
          <table:table-cell office:value-type="string">
            <text:p>d4</text:p>
          </table:table-cell>
          <table:table-cell office:value-type="string">
            <text:p>slashing</text:p>
          </table:table-cell>
          <table:table-cell office:value-type="string">
            <text:p>flexible</text:p>
          </table:table-cell>
          <table:table-cell office:value-type="string">
            <text:p>sweep</text:p>
          </table:table-cell>
        </table:table-row>
        <table:table-row table:style-name="ro1">
          <table:table-cell table:number-columns-repeated="3"/>
          <table:table-cell office:value-type="string">
            <text:p>Rope Dart</text:p>
          </table:table-cell>
          <table:table-cell office:value-type="string">
            <text:p>d6</text:p>
          </table:table-cell>
          <table:table-cell office:value-type="string">
            <text:p>bludgeoning</text:p>
          </table:table-cell>
          <table:table-cell office:value-type="string">
            <text:p>flexible</text:p>
          </table:table-cell>
          <table:table-cell office:value-type="string">
            <text:p>pointtack</text:p>
          </table:table-cell>
        </table:table-row>
        <table:table-row table:style-name="ro1">
          <table:table-cell table:number-columns-repeated="2"/>
          <table:table-cell office:value-type="string">
            <text:p>Siege / Stationary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ragonhunter Bow</text:p>
          </table:table-cell>
          <table:table-cell office:value-type="string">
            <text:p>2d8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pointtack</text:p>
          </table:table-cell>
        </table:table-row>
        <table:table-row table:style-name="ro1">
          <table:table-cell table:number-columns-repeated="3"/>
          <table:table-cell office:value-type="string">
            <text:p>Catapult (siege)</text:p>
          </table:table-cell>
          <table:table-cell office:value-type="string">
            <text:p>5d8</text:p>
          </table:table-cell>
          <table:table-cell office:value-type="string">
            <text:p>bludgeoning</text:p>
          </table:table-cell>
          <table:table-cell office:value-type="string">
            <text:p>ranged, siege, loadin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tapult (home-defense)</text:p>
          </table:table-cell>
          <table:table-cell office:value-type="string">
            <text:p>3d8</text:p>
          </table:table-cell>
          <table:table-cell office:value-type="string">
            <text:p>bludgeoning</text:p>
          </table:table-cell>
          <table:table-cell office:value-type="string">
            <text:p>ranged, loadin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rebuchet (siege)</text:p>
          </table:table-cell>
          <table:table-cell office:value-type="string">
            <text:p>6d6</text:p>
          </table:table-cell>
          <table:table-cell office:value-type="string">
            <text:p>bludgeoning</text:p>
          </table:table-cell>
          <table:table-cell office:value-type="string">
            <text:p>ranged, siege, loadin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rebuchet (home-defense)</text:p>
          </table:table-cell>
          <table:table-cell office:value-type="string">
            <text:p>4d6</text:p>
          </table:table-cell>
          <table:table-cell office:value-type="string">
            <text:p>bludgeoning</text:p>
          </table:table-cell>
          <table:table-cell office:value-type="string">
            <text:p>ranged, loadin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rebuchet (home-defense, repeating)</text:p>
          </table:table-cell>
          <table:table-cell office:value-type="string">
            <text:p>2d6</text:p>
          </table:table-cell>
          <table:table-cell office:value-type="string">
            <text:p>bludgeoning</text:p>
          </table:table-cell>
          <table:table-cell office:value-type="string">
            <text:p>rang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alista (siege)</text:p>
          </table:table-cell>
          <table:table-cell office:value-type="string">
            <text:p>5d6</text:p>
          </table:table-cell>
          <table:table-cell office:value-type="string">
            <text:p>piercing</text:p>
          </table:table-cell>
          <table:table-cell office:value-type="string">
            <text:p>ranged, siege, loadin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alista (home-defense)</text:p>
          </table:table-cell>
          <table:table-cell office:value-type="string">
            <text:p>4d6</text:p>
          </table:table-cell>
          <table:table-cell office:value-type="string">
            <text:p>piercing</text:p>
          </table:table-cell>
          <table:table-cell office:value-type="string">
            <text:p>ranged, loadin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olybolos</text:p>
          </table:table-cell>
          <table:table-cell office:value-type="string">
            <text:p>2d6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pin</text:p>
          </table:table-cell>
        </table:table-row>
        <table:table-row table:style-name="ro1">
          <table:table-cell table:number-columns-repeated="3"/>
          <table:table-cell office:value-type="string">
            <text:p>Tir-répétitif, Pellet</text:p>
          </table:table-cell>
          <table:table-cell office:value-type="string">
            <text:p>2d4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sweep</text:p>
          </table:table-cell>
        </table:table-row>
        <table:table-row table:style-name="ro1">
          <table:table-cell/>
          <table:table-cell office:value-type="string">
            <text:p>Ranged (Special)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Durandurm Pellet Gun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hortblaster</text:p>
          </table:table-cell>
          <table:table-cell office:value-type="string">
            <text:p>d6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>
            <text:p>Longblaster</text:p>
          </table:table-cell>
          <table:table-cell office:value-type="string">
            <text:p>d8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pointtack</text:p>
          </table:table-cell>
        </table:table-row>
        <table:table-row table:style-name="ro1">
          <table:table-cell table:number-columns-repeated="3"/>
          <table:table-cell office:value-type="string">
            <text:p>Quickhold Blaster</text:p>
          </table:table-cell>
          <table:table-cell office:value-type="string">
            <text:p>2d4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sweep</text:p>
          </table:table-cell>
        </table:table-row>
        <table:table-row table:style-name="ro1">
          <table:table-cell table:number-columns-repeated="3"/>
          <table:table-cell office:value-type="string">
            <text:p>Scatter Blaster</text:p>
          </table:table-cell>
          <table:table-cell office:value-type="string">
            <text:p>2d6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scatter</text:p>
          </table:table-cell>
        </table:table-row>
        <table:table-row table:style-name="ro1">
          <table:table-cell table:number-columns-repeated="3"/>
          <table:table-cell office:value-type="string">
            <text:p>Scatterhold Blaster</text:p>
          </table:table-cell>
          <table:table-cell office:value-type="string">
            <text:p>3d6</text:p>
          </table:table-cell>
          <table:table-cell office:value-type="string">
            <text:p>piercing</text:p>
          </table:table-cell>
          <table:table-cell office:value-type="string">
            <text:p>ranged</text:p>
          </table:table-cell>
          <table:table-cell office:value-type="string">
            <text:p>scatter</text:p>
          </table:table-cell>
        </table:table-row>
        <table:table-row table:style-name="ro1">
          <table:table-cell table:number-columns-repeated="2"/>
          <table:table-cell office:value-type="string">
            <text:p>Thrown (special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ummpo Jar</text:p>
          </table:table-cell>
          <table:table-cell office:value-type="string">
            <text:p>2d6</text:p>
          </table:table-cell>
          <table:table-cell office:value-type="string">
            <text:p>fire</text:p>
          </table:table-cell>
          <table:table-cell office:value-type="string">
            <text:p>thrown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Anti-Armor Grenade</text:p>
          </table:table-cell>
          <table:table-cell office:value-type="string">
            <text:p>2d6</text:p>
          </table:table-cell>
          <table:table-cell office:value-type="string">
            <text:p>force</text:p>
          </table:table-cell>
          <table:table-cell office:value-type="string">
            <text:p>thrown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Shrapnel Grenade</text:p>
          </table:table-cell>
          <table:table-cell office:value-type="string">
            <text:p>2d8</text:p>
          </table:table-cell>
          <table:table-cell office:value-type="string">
            <text:p>piercing</text:p>
          </table:table-cell>
          <table:table-cell office:value-type="string">
            <text:p>thrown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Spice Grenade</text:p>
          </table:table-cell>
          <table:table-cell office:value-type="string">
            <text:p>10' area, 1 min duration. Enter/begin: CON DC14 &gt; No bonus action</text:p>
          </table:table-cell>
          <table:table-cell/>
          <table:table-cell office:value-type="string">
            <text:p>thrown, wind-succeptable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Stink Jar</text:p>
          </table:table-cell>
          <table:table-cell office:value-type="string">
            <text:p>15' area, 1 min duration. Enter/begin: CON DC15 &gt; No action</text:p>
          </table:table-cell>
          <table:table-cell/>
          <table:table-cell office:value-type="string">
            <text:p>thrown, wind-succeptable, ignatable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Kill-gas Grenade</text:p>
          </table:table-cell>
          <table:table-cell office:value-type="string">
            <text:p>6d6</text:p>
          </table:table-cell>
          <table:table-cell office:value-type="string">
            <text:p>necrotic</text:p>
          </table:table-cell>
          <table:table-cell office:value-type="string">
            <text:p>thrown, wind-succeptable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etal Immolation Grenade</text:p>
          </table:table-cell>
          <table:table-cell office:value-type="string">
            <text:p>6d6</text:p>
          </table:table-cell>
          <table:table-cell office:value-type="string">
            <text:p>fire</text:p>
          </table:table-cell>
          <table:table-cell office:value-type="string">
            <text:p>thrown, metal-attunement</text:p>
          </table:table-cell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7">07/27/2022</text:date>, <text:time>17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2T20:30:02.343000000</meta:creation-date>
    <dc:date>2022-07-27T17:44:59.86</dc:date>
    <meta:editing-duration>PT13H15M41S</meta:editing-duration>
    <meta:editing-cycles>5</meta:editing-cycles>
    <meta:generator>OpenOffice/4.1.12$Win32 OpenOffice.org_project/4112m1$Build-9809</meta:generator>
    <meta:document-statistic meta:table-count="1" meta:cell-count="330" meta:object-count="0"/>
  </office:meta>
</office:document-meta>
</file>